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style:use-window-font-color="true" style:text-position=""/>
    </style:style>
    <style:style style:name="ce11" style:family="table-cell" style:parent-style-name="Default">
      <style:text-properties style:text-position=""/>
    </style:style>
    <style:style style:name="ce12" style:family="table-cell" style:parent-style-name="Default">
      <style:text-properties style:text-position=""/>
    </style:style>
    <style:style style:name="ce13" style:family="table-cell" style:parent-style-name="Default">
      <style:table-cell-properties fo:background-color="transparent"/>
      <style:text-properties style:use-window-font-color="true" style:text-position=""/>
    </style:style>
    <style:style style:name="ce14" style:family="table-cell" style:parent-style-name="Default">
      <style:text-properties style:text-position=""/>
    </style:style>
    <style:style style:name="ce15" style:family="table-cell" style:parent-style-name="Default">
      <style:table-cell-properties fo:background-color="transparent"/>
      <style:text-properties style:use-window-font-color="true" style:text-position=""/>
    </style:style>
    <style:style style:name="ce16" style:family="table-cell" style:parent-style-name="Default">
      <style:text-properties style:text-position=""/>
    </style:style>
    <style:style style:name="ce17" style:family="table-cell" style:parent-style-name="Default">
      <style:text-properties style:text-position=""/>
    </style:style>
    <style:style style:name="ce18" style:family="table-cell" style:parent-style-name="Default">
      <style:table-cell-properties fo:background-color="transparent"/>
      <style:text-properties style:use-window-font-color="true" style:text-position=""/>
    </style:style>
    <style:style style:name="ce19" style:family="table-cell" style:parent-style-name="Default">
      <style:text-properties style:text-position=""/>
    </style:style>
    <style:style style:name="ce2" style:family="table-cell" style:parent-style-name="Default">
      <style:table-cell-properties fo:background-color="transparent"/>
      <style:text-properties style:use-window-font-color="true" style:text-position=""/>
    </style:style>
    <style:style style:name="ce20" style:family="table-cell" style:parent-style-name="Default">
      <style:table-cell-properties fo:background-color="transparent"/>
      <style:text-properties style:use-window-font-color="true" style:text-position=""/>
    </style:style>
    <style:style style:name="ce21" style:family="table-cell" style:parent-style-name="Default">
      <style:text-properties style:text-position=""/>
    </style:style>
    <style:style style:name="ce22" style:family="table-cell" style:parent-style-name="Default">
      <style:table-cell-properties fo:background-color="transparent"/>
      <style:text-properties style:use-window-font-color="true" style:text-position=""/>
    </style:style>
    <style:style style:name="ce23" style:family="table-cell" style:parent-style-name="Default">
      <style:text-properties style:text-position=""/>
    </style:style>
    <style:style style:name="ce24" style:family="table-cell" style:parent-style-name="Default">
      <style:table-cell-properties fo:background-color="transparent"/>
      <style:text-properties style:use-window-font-color="true" style:text-position=""/>
    </style:style>
    <style:style style:name="ce25" style:family="table-cell" style:parent-style-name="Default">
      <style:text-properties style:text-position=""/>
    </style:style>
    <style:style style:name="ce26" style:family="table-cell" style:parent-style-name="Default">
      <style:table-cell-properties fo:background-color="transparent"/>
      <style:text-properties style:use-window-font-color="true" style:text-position=""/>
    </style:style>
    <style:style style:name="ce27" style:family="table-cell" style:parent-style-name="Default">
      <style:text-properties style:text-position=""/>
    </style:style>
    <style:style style:name="ce28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30" style:family="table-cell" style:parent-style-name="Default">
      <style:table-cell-properties fo:background-color="transparent"/>
      <style:text-properties style:use-window-font-color="true"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>
      <style:text-properties style:text-position=""/>
    </style:style>
    <style:style style:name="ce6" style:family="table-cell" style:parent-style-name="Default">
      <style:text-properties style:text-position="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ext-properties style:text-position=""/>
    </style:style>
    <style:style style:name="ce9" style:family="table-cell" style:parent-style-name="Default">
      <style:text-properties style:text-position=""/>
    </style:style>
    <style:style style:name="ce39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>
      <style:table-cell-properties fo:background-color="transparent"/>
      <style:text-properties style:use-window-font-color="true"/>
    </style:style>
    <style:style style:name="ce52" style:family="table-cell" style:parent-style-name="Default"/>
    <style:style style:name="ce53" style:family="table-cell" style:parent-style-name="Default">
      <style:table-cell-properties fo:background-color="transparent"/>
      <style:text-properties style:use-window-font-color="true"/>
    </style:style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/>
    <style:style style:name="ce58" style:family="table-cell" style:parent-style-name="Default">
      <style:table-cell-properties fo:background-color="transparent"/>
      <style:text-properties style:use-window-font-color="true"/>
    </style:style>
    <style:style style:name="ce59" style:family="table-cell" style:parent-style-name="Default"/>
    <style:style style:name="ce60" style:family="table-cell" style:parent-style-name="Default">
      <style:table-cell-properties fo:background-color="transparent"/>
      <style:text-properties style:use-window-font-color="true"/>
    </style:style>
    <style:style style:name="ce61" style:family="table-cell" style:parent-style-name="Default"/>
    <style:style style:name="ce62" style:family="table-cell" style:parent-style-name="Default">
      <style:table-cell-properties fo:background-color="transparent"/>
      <style:text-properties style:use-window-font-color="true"/>
    </style:style>
    <style:style style:name="ce63" style:family="table-cell" style:parent-style-name="Default"/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/>
    <style:style style:name="ce66" style:family="table-cell" style:parent-style-name="Default">
      <style:table-cell-properties fo:background-color="transparent"/>
      <style:text-properties style:use-window-font-color="true"/>
    </style:style>
    <style:style style:name="ce67" style:family="table-cell" style:parent-style-name="Default"/>
    <style:style style:name="ce6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2" office:value-type="string" calcext:value-type="string">
            <text:p>milestone_2</text:p>
          </table:table-cell>
          <table:table-cell table:style-name="ce2" office:value-type="string" calcext:value-type="string">
            <text:p>milestone_3</text:p>
          </table:table-cell>
          <table:table-cell table:style-name="ce2" office:value-type="string" calcext:value-type="string">
            <text:p>milestone_4</text:p>
          </table:table-cell>
          <table:table-cell table:style-name="ce2" office:value-type="string" calcext:value-type="string">
            <text:p>milestone_5</text:p>
          </table:table-cell>
          <table:table-cell table:style-name="ce2" office:value-type="string" calcext:value-type="string">
            <text:p>milestone_6</text:p>
          </table:table-cell>
          <table:table-cell table:style-name="ce2" office:value-type="string" calcext:value-type="string">
            <text:p>milestone_7</text:p>
          </table:table-cell>
          <table:table-cell table:style-name="ce2" office:value-type="string" calcext:value-type="string">
            <text:p>milestone_8</text:p>
          </table:table-cell>
          <table:table-cell table:style-name="ce2" office:value-type="string" calcext:value-type="string">
            <text:p>milestone_9</text:p>
          </table:table-cell>
          <table:table-cell table:style-name="ce2" office:value-type="string" calcext:value-type="string">
            <text:p>milestone_10</text:p>
          </table:table-cell>
          <table:table-cell table:style-name="ce2" office:value-type="string" calcext:value-type="string">
            <text:p>milestone_11</text:p>
          </table:table-cell>
          <table:table-cell table:style-name="ce2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formula="of:=1-[.A2]" office:value-type="float" office:value="0" calcext:value-type="float">
            <text:p>0</text:p>
          </table:table-cell>
          <table:table-cell table:style-name="ce9"/>
          <table:table-cell table:number-columns-repeated="1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6" table:formula="of:=1-[.A3]" office:value-type="float" office:value="0.0499999999999999" calcext:value-type="float">
            <text:p>0.0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7" table:formula="of:=1-[.A4]" office:value-type="float" office:value="0.0999999999999999" calcext:value-type="float">
            <text:p>0.1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7" table:formula="of:=1-[.A5]" office:value-type="float" office:value="0.15" calcext:value-type="float">
            <text:p>0.1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7" table:formula="of:=1-[.A6]" office:value-type="float" office:value="0.2" calcext:value-type="float">
            <text:p>0.2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7" table:formula="of:=1-[.A7]" office:value-type="float" office:value="0.25" calcext:value-type="float">
            <text:p>0.2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7" table:formula="of:=1-[.A8]" office:value-type="float" office:value="0.3" calcext:value-type="float">
            <text:p>0.3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" table:formula="of:=1-[.A9]" office:value-type="float" office:value="0.35" calcext:value-type="float">
            <text:p>0.3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7" table:formula="of:=1-[.A10]" office:value-type="float" office:value="0.4" calcext:value-type="float">
            <text:p>0.4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7" table:formula="of:=1-[.A11]" office:value-type="float" office:value="0.45" calcext:value-type="float">
            <text:p>0.45</text:p>
          </table:table-cell>
          <table:table-cell table:style-name="ce10"/>
          <table:table-cell table:style-name="ce13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7"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7"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7"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7"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7"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7"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7"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7"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7"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9"/>
          <table:table-cell table:formula="of:=[.O22]/[.P22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9"/>
          <table:table-cell table:formula="of:=[.O23]/[.P23]" office:value-type="float" office:value="0.4" calcext:value-type="float">
            <text:p>0.4</text:p>
          </table:table-cell>
          <table:table-cell office:value-type="float" office:value="0.0499999999999999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0999999999999999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6"/>
          <table:table-cell table:number-columns-repeated="7"/>
          <table:table-cell table:formula="of:=[.O25]/[.P25]"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6"/>
          <table:table-cell table:number-columns-repeated="7"/>
          <table:table-cell table:formula="of:=[.O26]/[.P26]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9"/>
          <table:table-cell table:formula="of:=[.O27]/[.P27]"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formula="of:=[.O28]/[.P28]" office:value-type="float" office:value="0.625" calcext:value-type="float">
            <text:p>0.62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9"/>
          <table:table-cell table:formula="of:=[.O30]/[.P30]" office:value-type="float" office:value="0.625" calcext:value-type="float">
            <text:p>0.625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9"/>
          <table:table-cell table:formula="of:=[.O31]/[.P31]" office:value-type="float" office:value="0.375" calcext:value-type="float">
            <text:p>0.375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9"/>
          <table:table-cell table:formula="of:=[.O32]/[.P32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  <table:table-cell table:formula="of:=[.O33]/[.P33]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9"/>
          <table:table-cell table:formula="of:=[.O34]/[.P34]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9"/>
          <table:table-cell table:formula="of:=[.O38]/[.P38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/>
          <table:table-cell table:formula="of:=[.O39]/[.P39]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  <table:table-cell table:number-columns-repeated="2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8"/>
          <table:table-cell table:formula="of:=[.O42]/[.P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cells.A1:cells.L1 cells.A3:cells.A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4:cells.B1048576 cells.B3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3:cells.C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2:cells.D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82:cells.E1048576 cells.E2:cells.E23 cells.E27:cells.E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2:cells.F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C2:cells.C2 cells.A4:cells.A4 cells.A6:cells.A6 cells.A8:cells.A8 cells.A10:cells.A10 cells.A12:cells.A12 cells.A14:cells.A14 cells.A16:cells.A16 cells.A18:cells.A18 cells.A20:cells.A20 cells.A22:cells.A22 cells.B3:cells.B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B2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A2:cells.A2 cells.A4:cells.A4 cells.A6:cells.A6 cells.A8:cells.A8 cells.A10:cells.A10 cells.A12:cells.A12 cells.A14:cells.A14 cells.A16:cells.A16 cells.A18:cells.A18 cells.A20:cells.A20 cells.A22:cells.A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E24:cells.E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10:26.635074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11:02.163041065</dc:date>
    <dc:creator>Robrecht Cannoodt</dc:creator>
    <meta:editing-duration>PT3H28M27S</meta:editing-duration>
    <meta:editing-cycles>21</meta:editing-cycles>
    <meta:document-statistic meta:table-count="2" meta:cell-count="280" meta:object-count="0"/>
  </office:meta>
</office:document-meta>
</file>